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text-properties style:font-name="Helvetica" fo:font-size="15.0pt" fo:color="#9a9a9a" fo:background-color="#262626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npm install three //scrivere questo comando nel terminale per installare three.j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3</meta:generator>
  </office:meta>
</office:document-meta>
</file>